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solid" draw:fill-color="#d684bf" draw:textarea-horizontal-align="center" draw:textarea-vertical-align="middle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d684b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001cm" svg:height="0.8cm" svg:x="9.483cm" svg:y="14.537cm">
            <text:p/>
          </draw:rect>
          <draw:rect draw:style-name="gr2" draw:text-style-name="P2" draw:layer="layout" svg:width="3.001cm" svg:height="1.2cm" svg:x="9.483cm" svg:y="14.537cm">
            <text:p/>
          </draw:rect>
          <draw:line draw:style-name="gr3" draw:text-style-name="P3" draw:layer="layout" svg:x1="9.483cm" svg:y1="15.336cm" svg:x2="12.483cm" svg:y2="15.336cm">
            <text:p/>
          </draw:line>
          <draw:line draw:style-name="gr3" draw:text-style-name="P3" draw:layer="layout" svg:x1="9.483cm" svg:y1="14.937cm" svg:x2="12.483cm" svg:y2="14.937cm">
            <text:p/>
          </draw:line>
          <draw:line draw:style-name="gr3" draw:text-style-name="P3" draw:layer="layout" svg:x1="10.984cm" svg:y1="14.537cm" svg:x2="10.984cm" svg:y2="15.736cm">
            <text:p/>
          </draw:line>
          <draw:line draw:style-name="gr3" draw:text-style-name="P3" draw:layer="layout" svg:x1="11.734cm" svg:y1="14.537cm" svg:x2="11.734cm" svg:y2="15.736cm">
            <text:p/>
          </draw:line>
          <draw:line draw:style-name="gr3" draw:text-style-name="P3" draw:layer="layout" svg:x1="10.233cm" svg:y1="14.537cm" svg:x2="10.233cm" svg:y2="15.73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1:09:43.155369911</meta:creation-date>
    <dc:date>2018-05-03T11:10:02.243551193</dc:date>
    <meta:editing-duration>PT19S</meta:editing-duration>
    <meta:editing-cycles>1</meta:editing-cycles>
    <meta:document-statistic meta:object-count="8"/>
    <meta:generator>LibreOffice/6.0.0.3$MacOSX_X86_64 LibreOffice_project/64a0f66915f38c6217de274f0aa8e15618924765</meta:generator>
  </office:meta>
</office:document-meta>
</file>